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11C000001863122E1D1147B6F1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1"/>
    </style:style>
    <style:style style:name="P2" style:family="paragraph" style:parent-style-name="Standard">
      <style:text-properties fo:color="#000000" style:font-name="Arial" fo:background-color="#ffffff" style:font-name-complex="Arial1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style:font-name-complex="Arial1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Arial" fo:font-size="12pt" style:font-size-asian="12pt" style:font-name-complex="Arial1" style:font-size-complex="12pt"/>
    </style:style>
    <style:style style:name="P7" style:family="paragraph" style:parent-style-name="List_20_Paragraph" style:list-style-name="WWNum8">
      <style:paragraph-properties fo:margin-top="0in" fo:margin-bottom="0in" loext:contextual-spacing="false"/>
    </style:style>
    <style:style style:name="P8" style:family="paragraph" style:parent-style-name="Header">
      <style:text-properties style:use-window-font-color="true"/>
    </style:style>
    <style:style style:name="P9" style:family="paragraph" style:parent-style-name="Frame_20_contents">
      <style:text-properties style:use-window-font-color="true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1903a9" style:font-name-complex="Arial1"/>
    </style:style>
    <style:style style:name="T5" style:family="text">
      <style:text-properties style:font-name="Arial" officeooo:rsid="001903a9" fo:background-color="#009933" loext:char-shading-value="0" style:font-name-complex="Arial1"/>
    </style:style>
    <style:style style:name="T6" style:family="text">
      <style:text-properties style:font-name="Arial" officeooo:rsid="001903a9" fo:background-color="#009933" loext:char-shading-value="0" style:font-name-complex="Arial1"/>
    </style:style>
    <style:style style:name="T7" style:family="text">
      <style:text-properties style:text-position="super 58%" style:font-name="Arial" fo:font-weight="bold" style:font-weight-asian="bold" style:font-name-complex="Arial1"/>
    </style:style>
    <style:style style:name="T8" style:family="text">
      <style:text-properties style:font-name="Calibri" style:font-name-complex="F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8693in" fo:min-width="2.8008in" fo:padding-top="0.05in" fo:padding-bottom="0.05in" fo:padding-left="0.1in" fo:padding-right="0.1in" fo:wrap-option="wrap" fo:margin-left="0.1252in" fo:margin-right="0.1291in" fo:margin-top="0in" fo:margin-bottom="0.0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text:span text:style-name="T1">Trabalho 4</text:span></text:p>
      <text:p text:style-name="P1"/>
      <text:p text:style-name="P2"/>
      <text:p text:style-name="Standard"><text:span text:style-name="T2">Descrição do trabalho</text:span></text:p>
      <text:p text:style-name="Standard"><text:span text:style-name="T3">Implementar um programa em C, que localize o melhor caminho em entre dois endereços (origem e destino) de um bairro qualquer da cidade de Salvador, utilizando o algoritmo de Dijkstra.</text:span></text:p>
      <text:p text:style-name="Standard"><text:span text:style-name="T3">O programa a ser implementado deverá:</text:span></text:p>
      <text:list xml:id="list6763328628015803402" text:style-name="WWNum8">
        <text:list-item>
          <text:p text:style-name="P7"><text:span text:style-name="T3">Construir um grafo dirigido e ponderado que represente o bairro escolhido; </text:span><text:span text:style-name="T6">DONE</text:span></text:p>
        </text:list-item>
        <text:list-item>
          <text:p text:style-name="P7"><text:span text:style-name="T3">Mostrar matriz de adjacências;</text:span></text:p>
        </text:list-item>
        <text:list-item>
          <text:p text:style-name="P7"><text:span text:style-name="T3">Mostrar o melhor caminho entre a origem e o destino escolhidos, os vértices que compõem o caminho e o peso das arestas;</text:span><text:span text:style-name="T4"> </text:span><text:span text:style-name="T6">DONE</text:span></text:p>
        </text:list-item>
        <text:list-item>
          <text:p text:style-name="P7"><text:span text:style-name="T3">Mostrar os caminhos alternativos, se estes existirem; </text:span></text:p>
        </text:list-item>
        <text:list-item>
          <text:p text:style-name="P7"><text:span text:style-name="T3">Mostrar todos os caminhos mínimos desde a origem a todos os outros vértices do grafo.</text:span></text:p>
        </text:list-item>
      </text:list>
      <text:p text:style-name="P4"/>
      <text:p text:style-name="P4"/>
      <text:p text:style-name="P4"/>
      <text:p text:style-name="P3"><text:span text:style-name="T2">Data</text:span><text:span text:style-name="T7"> </text:span><text:span text:style-name="T2">de entrega</text:span><text:span text:style-name="T3">: 21</text:span><text:bookmark text:name="_GoBack"/><text:span text:style-name="T3">/11/2016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loext:contextual-spacing="false"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keep-with-next="always"/>
      <style:text-properties style:font-name="Arial" fo:font-family="Arial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pt" style:country-asian="B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945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abeçalho_20_Char" style:display-name="Cabeçalho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 style:parent-style-name="Frame_20_contents">
      <style:text-properties style:use-window-font-color="tru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in" draw:fill="solid" draw:fill-color="#ffffff" draw:textarea-vertical-align="top" draw:auto-grow-height="false" fo:min-height="0.8693in" fo:min-width="2.8008in" fo:padding-top="0.05in" fo:padding-bottom="0.05in" fo:padding-left="0.1in" fo:padding-right="0.1in" fo:wrap-option="wrap" fo:margin-left="0.1252in" fo:margin-right="0.1291in" fo:margin-top="0in" fo:margin-bottom="0.0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0" draw:name="Text Box 1" draw:style-name="Mgr1" draw:text-style-name="MP3" svg:width="3.0004in" svg:height="0.9689in" svg:x="0.7252in" svg:y="-0.0543in"><text:p text:style-name="MP1">UNIVERSIDADE DO ESTADO DA BAHIA</text:p><text:p text:style-name="MP1">Sistemas de Informação</text:p><text:p text:style-name="MP1">Estrutura de Dados II</text:p><text:p text:style-name="MP1">Professora: Maria Inés V. Restovic</text:p><text:p text:style-name="M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1" text:anchor-type="as-char" svg:width="0.5835in" svg:height="0.802in" draw:z-index="2"><draw:image xlink:href="Pictures/100002000000011C000001863122E1D1147B6F16.png" xlink:type="simple" xlink:show="embed" xlink:actuate="onLoad"/><svg:desc>logo_normal</svg:desc></draw:frame></text:p>
        <text:p text:style-name="Header"><text:s text:c="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Inés</meta:initial-creator>
    <meta:editing-cycles>6</meta:editing-cycles>
    <meta:print-date>2012-05-31T14:07:00</meta:print-date>
    <meta:creation-date>2016-10-14T13:47:00</meta:creation-date>
    <dc:date>2016-11-12T21:23:15.867162215</dc:date>
    <meta:editing-duration>PT8H26M40S</meta:editing-duration>
    <meta:generator>LibreOffice/5.1.4.2$Linux_X86_64 LibreOffice_project/10m0$Build-2</meta:generator>
    <meta:document-statistic meta:table-count="0" meta:image-count="1" meta:object-count="0" meta:page-count="1" meta:paragraph-count="16" meta:word-count="128" meta:character-count="767" meta:non-whitespace-character-count="653"/>
    <meta:user-defined meta:name="AppVersion">15.0000</meta:user-defined>
    <meta:user-defined meta:name="Company">SOH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